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4.64cm" svg:height="11.794cm" svg:x="2.509cm" svg:y="2.47cm">
            <draw:object draw:notify-on-update-of-ranges="Sheet1.A1:Sheet1.A1 Sheet1.B1:Sheet1.K1 Sheet1.A2:Sheet1.A2 Sheet1.B2:Sheet1.K2 Sheet1.A3:Sheet1.A3 Sheet1.B3:Sheet1.K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200Hz</text:p>
          </table:table-cell>
          <table:table-cell office:value-type="string" calcext:value-type="string">
            <text:p>400Hz</text:p>
          </table:table-cell>
          <table:table-cell office:value-type="string" calcext:value-type="string">
            <text:p>600Hz</text:p>
          </table:table-cell>
          <table:table-cell office:value-type="string" calcext:value-type="string">
            <text:p>800Hz</text:p>
          </table:table-cell>
          <table:table-cell office:value-type="string" calcext:value-type="string">
            <text:p>1000Hz</text:p>
          </table:table-cell>
          <table:table-cell office:value-type="string" calcext:value-type="string">
            <text:p>1200Hz</text:p>
          </table:table-cell>
          <table:table-cell office:value-type="string" calcext:value-type="string">
            <text:p>1400Hz</text:p>
          </table:table-cell>
          <table:table-cell office:value-type="string" calcext:value-type="string">
            <text:p>1600Hz</text:p>
          </table:table-cell>
          <table:table-cell office:value-type="string" calcext:value-type="string">
            <text:p>1800Hz</text:p>
          </table:table-cell>
          <table:table-cell office:value-type="string" calcext:value-type="string">
            <text:p>2000Hz</text:p>
          </table:table-cell>
        </table:table-row>
        <table:table-row table:style-name="ro1">
          <table:table-cell office:value-type="string" calcext:value-type="string">
            <text:p>WiFi</text:p>
          </table:table-cell>
          <table:table-cell office:value-type="float" office:value="3.9844222755" calcext:value-type="float">
            <text:p>3.9844222755</text:p>
          </table:table-cell>
          <table:table-cell office:value-type="float" office:value="7.07630823883333" calcext:value-type="float">
            <text:p>7.0763082388</text:p>
          </table:table-cell>
          <table:table-cell office:value-type="float" office:value="7.25851606833334" calcext:value-type="float">
            <text:p>7.2585160683</text:p>
          </table:table-cell>
          <table:table-cell office:value-type="float" office:value="7.35739541033333" calcext:value-type="float">
            <text:p>7.3573954103</text:p>
          </table:table-cell>
          <table:table-cell office:value-type="float" office:value="8.37643226266666" calcext:value-type="float">
            <text:p>8.3764322627</text:p>
          </table:table-cell>
          <table:table-cell office:value-type="float" office:value="7.58363882433333" calcext:value-type="float">
            <text:p>7.5836388243</text:p>
          </table:table-cell>
          <table:table-cell office:value-type="float" office:value="8.04957826666667" calcext:value-type="float">
            <text:p>8.0495782667</text:p>
          </table:table-cell>
          <table:table-cell office:value-type="float" office:value="8.65110198799999" calcext:value-type="float">
            <text:p>8.651101988</text:p>
          </table:table-cell>
          <table:table-cell office:value-type="float" office:value="17.255720902" calcext:value-type="float">
            <text:p>17.255720902</text:p>
          </table:table-cell>
          <table:table-cell office:value-type="float" office:value="11.3003679863333" calcext:value-type="float">
            <text:p>11.3003679863</text:p>
          </table:table-cell>
        </table:table-row>
        <table:table-row table:style-name="ro1">
          <table:table-cell office:value-type="string" calcext:value-type="string">
            <text:p>Ethernet</text:p>
          </table:table-cell>
          <table:table-cell office:value-type="float" office:value="1.18826649766667" calcext:value-type="float">
            <text:p>1.1882664977</text:p>
          </table:table-cell>
          <table:table-cell office:value-type="float" office:value="1.33923514433333" calcext:value-type="float">
            <text:p>1.3392351443</text:p>
          </table:table-cell>
          <table:table-cell office:value-type="float" office:value="1.104789576" calcext:value-type="float">
            <text:p>1.104789576</text:p>
          </table:table-cell>
          <table:table-cell office:value-type="float" office:value="0.907047184666667" calcext:value-type="float">
            <text:p>0.9070471847</text:p>
          </table:table-cell>
          <table:table-cell office:value-type="float" office:value="1.13273775033333" calcext:value-type="float">
            <text:p>1.1327377503</text:p>
          </table:table-cell>
          <table:table-cell office:value-type="float" office:value="1.07599050966667" calcext:value-type="float">
            <text:p>1.0759905097</text:p>
          </table:table-cell>
          <table:table-cell office:value-type="float" office:value="1.46323764666667" calcext:value-type="float">
            <text:p>1.4632376467</text:p>
          </table:table-cell>
          <table:table-cell office:value-type="float" office:value="3.831621417" calcext:value-type="float">
            <text:p>3.831621417</text:p>
          </table:table-cell>
          <table:table-cell office:value-type="float" office:value="4.729023945" calcext:value-type="float">
            <text:p>4.729023945</text:p>
          </table:table-cell>
          <table:table-cell office:value-type="float" office:value="12.6641304426667" calcext:value-type="float">
            <text:p>12.66413044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ac Jordan</meta:initial-creator>
    <meta:creation-date>2017-01-14T13:58:56.002581855</meta:creation-date>
    <meta:generator>LibreOffice/4.3.7.2$Linux_X86_64 LibreOffice_project/430$Build-2</meta:generator>
    <dc:date>2017-01-14T14:07:46.232091765</dc:date>
    <dc:creator>Isaac Jordan</dc:creator>
    <meta:editing-duration>PT8M50S</meta:editing-duration>
    <meta:editing-cycles>1</meta:editing-cycles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641cm" svg:height="11.795cm" xlink:href=".." xlink:type="simple" chart:class="chart:bar" chart:style-name="ch1">
        <chart:title svg:x="9.154cm" svg:y="0.371cm" chart:style-name="ch2">
          <text:p>Experiment 4 (Ethernet vs WiFi)</text:p>
        </chart:title>
        <chart:subtitle svg:x="8.903cm" svg:y="1.385cm" chart:style-name="ch3">
          <text:p>Mean Message Latency Per Frequency</text:p>
        </chart:subtitle>
        <chart:legend chart:legend-position="end" svg:x="22.59cm" svg:y="5.349cm" style:legend-expansion="high" chart:style-name="ch4"/>
        <chart:plot-area chart:style-name="ch5" table:cell-range-address="Sheet1.A1:Sheet1.K3" chart:data-source-has-labels="both" svg:x="1.503cm" svg:y="2.303cm" svg:width="20.595cm" svg:height="8.276cm">
          <chartooo:coordinate-region svg:x="2.124cm" svg:y="2.502cm" svg:width="19.974cm" svg:height="7.43cm"/>
          <chart:axis chart:dimension="x" chart:name="primary-x" chart:style-name="ch6" chartooo:axis-type="auto">
            <chartooo:date-scale/>
            <chart:title svg:x="10.274cm" svg:y="10.814cm" chart:style-name="ch7">
              <text:p>Message Frequency</text:p>
            </chart:title>
            <chart:categories table:cell-range-address="Sheet1.B1:Sheet1.K1"/>
          </chart:axis>
          <chart:axis chart:dimension="y" chart:name="primary-y" chart:style-name="ch8">
            <chart:title svg:x="0.451cm" svg:y="8.152cm" chart:style-name="ch9">
              <text:p>Message Latency (ms)</text:p>
            </chart:title>
            <chart:grid chart:style-name="ch10" chart:class="major"/>
          </chart:axis>
          <chart:series chart:style-name="ch11" chart:values-cell-range-address="Sheet1.B2:Sheet1.K2" chart:label-cell-address="Sheet1.A2:Sheet1.A2" chart:class="chart:bar">
            <chart:data-point chart:repeated="10"/>
          </chart:series>
          <chart:series chart:style-name="ch12" chart:values-cell-range-address="Sheet1.B3:Sheet1.K3" chart:label-cell-address="Sheet1.A3:Sheet1.A3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Hz</text:p>
                <draw:g>
                  <svg:desc>Sheet1.B1:Sheet1.K1</svg:desc>
                </draw:g>
              </table:table-cell>
              <table:table-cell office:value-type="string">
                <text:p>400Hz</text:p>
              </table:table-cell>
              <table:table-cell office:value-type="string">
                <text:p>600Hz</text:p>
              </table:table-cell>
              <table:table-cell office:value-type="string">
                <text:p>800Hz</text:p>
              </table:table-cell>
              <table:table-cell office:value-type="string">
                <text:p>1000Hz</text:p>
              </table:table-cell>
              <table:table-cell office:value-type="string">
                <text:p>1200Hz</text:p>
              </table:table-cell>
              <table:table-cell office:value-type="string">
                <text:p>1400Hz</text:p>
              </table:table-cell>
              <table:table-cell office:value-type="string">
                <text:p>1600Hz</text:p>
              </table:table-cell>
              <table:table-cell office:value-type="string">
                <text:p>1800Hz</text:p>
              </table:table-cell>
              <table:table-cell office:value-type="string">
                <text:p>2000Hz</text:p>
              </table:table-cell>
            </table:table-row>
          </table:table-header-rows>
          <table:table-rows>
            <table:table-row>
              <table:table-cell office:value-type="string">
                <text:p>WiFi</text:p>
                <draw:g>
                  <svg:desc>Sheet1.A2:Sheet1.A2</svg:desc>
                </draw:g>
              </table:table-cell>
              <table:table-cell office:value-type="float" office:value="3.9844222755">
                <text:p>3.9844222755</text:p>
                <draw:g>
                  <svg:desc>Sheet1.B2:Sheet1.K2</svg:desc>
                </draw:g>
              </table:table-cell>
              <table:table-cell office:value-type="float" office:value="7.07630823883333">
                <text:p>7.07630823883333</text:p>
              </table:table-cell>
              <table:table-cell office:value-type="float" office:value="7.25851606833334">
                <text:p>7.25851606833334</text:p>
              </table:table-cell>
              <table:table-cell office:value-type="float" office:value="7.35739541033333">
                <text:p>7.35739541033333</text:p>
              </table:table-cell>
              <table:table-cell office:value-type="float" office:value="8.37643226266666">
                <text:p>8.37643226266666</text:p>
              </table:table-cell>
              <table:table-cell office:value-type="float" office:value="7.58363882433333">
                <text:p>7.58363882433333</text:p>
              </table:table-cell>
              <table:table-cell office:value-type="float" office:value="8.04957826666667">
                <text:p>8.04957826666667</text:p>
              </table:table-cell>
              <table:table-cell office:value-type="float" office:value="8.65110198799999">
                <text:p>8.65110198799999</text:p>
              </table:table-cell>
              <table:table-cell office:value-type="float" office:value="17.255720902">
                <text:p>17.255720902</text:p>
              </table:table-cell>
              <table:table-cell office:value-type="float" office:value="11.3003679863333">
                <text:p>11.3003679863333</text:p>
              </table:table-cell>
            </table:table-row>
            <table:table-row>
              <table:table-cell office:value-type="string">
                <text:p>Ethernet</text:p>
                <draw:g>
                  <svg:desc>Sheet1.A3:Sheet1.A3</svg:desc>
                </draw:g>
              </table:table-cell>
              <table:table-cell office:value-type="float" office:value="1.18826649766667">
                <text:p>1.18826649766667</text:p>
                <draw:g>
                  <svg:desc>Sheet1.B3:Sheet1.K3</svg:desc>
                </draw:g>
              </table:table-cell>
              <table:table-cell office:value-type="float" office:value="1.33923514433333">
                <text:p>1.33923514433333</text:p>
              </table:table-cell>
              <table:table-cell office:value-type="float" office:value="1.104789576">
                <text:p>1.104789576</text:p>
              </table:table-cell>
              <table:table-cell office:value-type="float" office:value="0.907047184666667">
                <text:p>0.907047184666667</text:p>
              </table:table-cell>
              <table:table-cell office:value-type="float" office:value="1.13273775033333">
                <text:p>1.13273775033333</text:p>
              </table:table-cell>
              <table:table-cell office:value-type="float" office:value="1.07599050966667">
                <text:p>1.07599050966667</text:p>
              </table:table-cell>
              <table:table-cell office:value-type="float" office:value="1.46323764666667">
                <text:p>1.46323764666667</text:p>
              </table:table-cell>
              <table:table-cell office:value-type="float" office:value="3.831621417">
                <text:p>3.831621417</text:p>
              </table:table-cell>
              <table:table-cell office:value-type="float" office:value="4.729023945">
                <text:p>4.729023945</text:p>
              </table:table-cell>
              <table:table-cell office:value-type="float" office:value="12.6641304426667">
                <text:p>12.664130442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